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7b86" officeooo:paragraph-rsid="000ac488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6pt" fo:font-style="italic" officeooo:rsid="00137b86" officeooo:paragraph-rsid="000ac488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officeooo:rsid="00137b86" officeooo:paragraph-rsid="000ac488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officeooo:rsid="00137b86" officeooo:paragraph-rsid="000ac488" style:font-size-asian="22pt" style:font-weight-asian="normal" style:font-size-complex="22pt" style:font-weight-complex="normal"/>
    </style:style>
    <style:style style:name="P5" style:family="paragraph" style:parent-style-name="Standard">
      <style:text-properties officeooo:paragraph-rsid="000ac488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7b86" officeooo:paragraph-rsid="000ac488" style:font-size-asian="12.25pt" style:font-weight-asian="normal" style:font-size-complex="14pt" style:font-weight-complex="normal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style:paragraph-properties fo:text-align="end"/>
    </style:style>
    <style:style style:name="T1" style:family="text">
      <style:text-properties officeooo:rsid="001517d3"/>
    </style:style>
    <style:style style:name="T2" style:family="text">
      <style:text-properties officeooo:rsid="0016637d"/>
    </style:style>
    <style:style style:name="T3" style:family="text">
      <style:text-properties fo:font-size="10.5pt" style:font-size-asian="10.5pt" style:font-size-complex="10.5pt"/>
    </style:style>
    <style:style style:name="gr1" style:family="graphic">
      <style:graphic-properties draw:fill="none" draw:textarea-horizontal-align="justify" draw:textarea-vertical-align="middle" draw:auto-grow-height="false" fo:min-height="6.218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6.482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6.906cm" fo:min-width="4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6.456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6.112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6.588cm" fo:min-width="4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4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4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4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ksandra Falkiewicz <text:s/>394182</text:p>
      <text:p text:style-name="P3"/>
      <text:p text:style-name="P3"/>
      <text:p text:style-name="P3"/>
      <text:p text:style-name="P4"/>
      <text:p text:style-name="P4"/>
      <text:p text:style-name="P4">PROJEKT POJĘCIOWY UML -</text:p>
      <text:p text:style-name="P4">BAZY DANYCH „MANAGER MAGAZYNU”</text:p>
      <text:p text:style-name="P4"/>
      <text:p text:style-name="P4"/>
      <text:p text:style-name="P4"/>
      <text:p text:style-name="P1"><text:tab/></text:p>
      <text:p text:style-name="P1"><text:tab/>Przedstawione na poniższym diagramie dane to model pojęciowy projektu „manager magazynu”. Dane te są potrzebne i wystarczające do zrealizowania opisanego przeze mnie projektu.</text:p>
      <text:p text:style-name="P1"/>
      <text:p text:style-name="P1"><text:tab/>Encja Klient zawiera wszelkie dane klienta firmy, czyli imię i nazwisko jej przedstawiciela, nazwę firmy, maila. Dodatkowo encja Klient jest powiązana z encją Adres, z racji na to, iż niektóre firmy posiadają wiele siedzib, a także z encją kontakt z powodu istnienia kilku numerów kontaktowych z daną firmą.</text:p>
      <text:p text:style-name="P1"/>
      <text:p text:style-name="P1"><text:tab/>Stan magazynu będzie reprezentowany przez encję Sztuki, w której będziemy trzymać nazwę konkretnego produktu oraz jej ilość, aktualnie znajdującą się na magazynie.</text:p>
      <text:p text:style-name="P1"/>
      <text:p text:style-name="P1"><text:tab/>Kluczową encją jest encja zlecenie, dzięki której możliwa będzie podstawowa funkcjonalność bazy „manager magazynu”. Encja zlecenie zawiera informacje o dacie „deadline”, która umożliwi potem znalezienie najpilniejszego zlecenia i o zysku z danego zlecenia. Dodatkowo zawiera ona powiązanie z encją Sztuki, aby trzymać informację o tym, <text:span text:style-name="T1">jaka ilość sztuk danego</text:span> produktu została zamówiona, <text:span text:style-name="T2">a także z encją Kurier zawierającą informacje o tym, jaki kurier przyjedzie po odbiór zamówienia (przechowujemy również numer kontaktowy do tego kuriera). Posiadamy więc wszelkie niezbędne informacje, aby zrealizować zamówienie (porównanie aktualnego stanu magazynu z <text:s/>ilością danego produktu w zamówieniu pozwala wyliczyć, ile jeszcze danego wyrobu należy wyprodukować).</text:span></text:p>
      <text:p text:style-name="P1"/>
      <text:p text:style-name="P1"/>
      <text:p text:style-name="P1"/>
      <text:p text:style-name="P1"/>
      <text:p text:style-name="P1"/>
      <text:p text:style-name="P5"><draw:custom-shape text:anchor-type="paragraph" draw:z-index="0" draw:name="Kształt1" draw:style-name="gr1" draw:text-style-name="P7" svg:width="3.97cm" svg:height="6.218cm" svg:x="6.436cm" svg:y="3.373cm"><text:p/><draw:enhanced-geometry svg:viewBox="0 0 21600 21600" draw:type="rectangle" draw:enhanced-path="M 0 0 L 21600 0 21600 21600 0 21600 0 0 Z N"/></draw:custom-shape><draw:custom-shape text:anchor-type="paragraph" draw:z-index="1" draw:name="Kształt2" draw:style-name="gr2" draw:text-style-name="P7" svg:width="4.234cm" svg:height="6.483cm" svg:x="0.06cm" svg:y="0.25cm"><text:p/><draw:enhanced-geometry svg:viewBox="0 0 21600 21600" draw:type="rectangle" draw:enhanced-path="M 0 0 L 21600 0 21600 21600 0 21600 0 0 Z N"/></draw:custom-shape><draw:custom-shape text:anchor-type="paragraph" draw:z-index="2" draw:name="Kształt3" draw:style-name="gr3" draw:text-style-name="P7" svg:width="4.446cm" svg:height="6.906cm" svg:x="11.94cm" svg:y="0.356cm"><text:p/><draw:enhanced-geometry svg:viewBox="0 0 21600 21600" draw:type="rectangle" draw:enhanced-path="M 0 0 L 21600 0 21600 21600 0 21600 0 0 Z N"/></draw:custom-shape><draw:line text:anchor-type="paragraph" draw:z-index="3" draw:name="Kształt4" draw:style-name="gr4" draw:text-style-name="P8" svg:x1="11.94cm" svg:y1="1.309cm" svg:x2="16.385cm" svg:y2="1.362cm"><text:p/></draw:line><draw:line text:anchor-type="paragraph" draw:z-index="4" draw:name="Kształt5" draw:style-name="gr4" draw:text-style-name="P8" svg:x1="6.436cm" svg:y1="4.457cm" svg:x2="10.405cm" svg:y2="4.483cm"><text:p/></draw:line><draw:line text:anchor-type="paragraph" draw:z-index="5" draw:name="Kształt6" draw:style-name="gr4" draw:text-style-name="P8" svg:x1="0.06cm" svg:y1="1.362cm" svg:x2="4.293cm" svg:y2="1.388cm"><text:p/></draw:line><draw:custom-shape text:anchor-type="paragraph" draw:z-index="6" draw:name="Kształt7" draw:style-name="gr5" draw:text-style-name="P7" svg:width="3.943cm" svg:height="6.457cm" svg:x="6.463cm" svg:y="12.501cm"><text:p/><draw:enhanced-geometry svg:viewBox="0 0 21600 21600" draw:type="rectangle" draw:enhanced-path="M 0 0 L 21600 0 21600 21600 0 21600 0 0 Z N"/></draw:custom-shape><draw:custom-shape text:anchor-type="paragraph" draw:z-index="7" draw:name="Kształt8" draw:style-name="gr6" draw:text-style-name="P7" svg:width="4.155cm" svg:height="6.113cm" svg:x="12.548cm" svg:y="19.38cm"><text:p/><draw:enhanced-geometry svg:viewBox="0 0 21600 21600" draw:type="rectangle" draw:enhanced-path="M 0 0 L 21600 0 21600 21600 0 21600 0 0 Z N"/></draw:custom-shape><draw:custom-shape text:anchor-type="paragraph" draw:z-index="8" draw:name="Kształt9" draw:style-name="gr7" draw:text-style-name="P7" svg:width="4.472cm" svg:height="6.589cm" svg:x="0.007cm" svg:y="19.089cm"><text:p/><draw:enhanced-geometry svg:viewBox="0 0 21600 21600" draw:type="rectangle" draw:enhanced-path="M 0 0 L 21600 0 21600 21600 0 21600 0 0 Z N"/></draw:custom-shape><draw:line text:anchor-type="paragraph" draw:z-index="9" draw:name="Kształt10" draw:style-name="gr4" draw:text-style-name="P8" svg:x1="6.463cm" svg:y1="13.533cm" svg:x2="10.405cm" svg:y2="13.533cm"><text:p/></draw:line><draw:line text:anchor-type="paragraph" draw:z-index="10" draw:name="Kształt11" draw:style-name="gr4" draw:text-style-name="P8" svg:x1="12.548cm" svg:y1="20.544cm" svg:x2="16.702cm" svg:y2="20.57cm"><text:p/></draw:line><draw:line text:anchor-type="paragraph" draw:z-index="11" draw:name="Kształt12" draw:style-name="gr4" draw:text-style-name="P8" svg:x1="0.007cm" svg:y1="20.306cm" svg:x2="4.478cm" svg:y2="20.306cm"><text:p/></draw:line><draw:frame text:anchor-type="paragraph" draw:z-index="12" draw:name="Kształt13" draw:style-name="gr8" draw:text-style-name="P9" svg:width="3.626cm" svg:height="0.662cm" svg:x="0.272cm" svg:y="0.462cm"><draw:text-box><text:p text:style-name="P8">KONTAKT</text:p></draw:text-box></draw:frame><draw:frame text:anchor-type="paragraph" draw:z-index="13" draw:name="Kształt15" draw:style-name="gr9" draw:text-style-name="P9" svg:width="3.837cm" svg:height="0.609cm" svg:x="12.204cm" svg:y="0.568cm"><draw:text-box><text:p text:style-name="P8">ADRES</text:p></draw:text-box></draw:frame><draw:frame text:anchor-type="paragraph" draw:z-index="14" draw:name="Kształt14" draw:style-name="gr10" draw:text-style-name="P9" svg:width="3.599cm" svg:height="0.689cm" svg:x="6.622cm" svg:y="3.611cm"><draw:text-box><text:p text:style-name="P8">KLIENT</text:p></draw:text-box></draw:frame><draw:frame text:anchor-type="paragraph" draw:z-index="15" draw:name="Kształt16" draw:style-name="gr10" draw:text-style-name="P9" svg:width="3.387cm" svg:height="0.689cm" svg:x="6.78cm" svg:y="12.686cm"><draw:text-box><text:p text:style-name="P8">ZLECENIE</text:p></draw:text-box></draw:frame><draw:frame text:anchor-type="paragraph" draw:z-index="16" draw:name="Kształt17" draw:style-name="gr11" draw:text-style-name="P9" svg:width="3.996cm" svg:height="0.768cm" svg:x="0.219cm" svg:y="19.353cm"><draw:text-box><text:p text:style-name="P8">SZTUKI</text:p></draw:text-box></draw:frame><draw:frame text:anchor-type="paragraph" draw:z-index="17" draw:name="Kształt18" draw:style-name="gr11" draw:text-style-name="P9" svg:width="3.678cm" svg:height="0.768cm" svg:x="12.839cm" svg:y="19.618cm"><draw:text-box><text:p text:style-name="P8">KURIER</text:p></draw:text-box></draw:frame><draw:line text:anchor-type="paragraph" draw:z-index="18" draw:name="Kształt19" draw:style-name="gr4" draw:text-style-name="P8" svg:x1="10.405cm" svg:y1="4.087cm" svg:x2="11.119cm" svg:y2="4.113cm"><text:p/></draw:line><draw:line text:anchor-type="paragraph" draw:z-index="19" draw:name="Kształt20" draw:style-name="gr4" draw:text-style-name="P8" svg:x1="11.12cm" svg:y1="4.087cm" svg:x2="11.067cm" svg:y2="0.912cm"><text:p/></draw:line><draw:line text:anchor-type="paragraph" draw:z-index="20" draw:name="Kształt22" draw:style-name="gr4" draw:text-style-name="P8" svg:x1="6.436cm" svg:y1="4.034cm" svg:x2="5.51cm" svg:y2="4.034cm"><text:p/></draw:line><draw:line text:anchor-type="paragraph" draw:z-index="21" draw:name="Kształt23" draw:style-name="gr4" draw:text-style-name="P8" svg:x1="5.51cm" svg:y1="4.034cm" svg:x2="5.484cm" svg:y2="0.965cm"><text:p/></draw:line><draw:line text:anchor-type="paragraph" draw:z-index="22" draw:name="Kształt24" draw:style-name="gr4" draw:text-style-name="P8" svg:x1="5.484cm" svg:y1="0.965cm" svg:x2="4.293cm" svg:y2="0.965cm"><text:p/></draw:line><draw:line text:anchor-type="paragraph" draw:z-index="23" draw:name="Kształt21" draw:style-name="gr4" draw:text-style-name="P8" svg:x1="11.12cm" svg:y1="0.912cm" svg:x2="11.94cm" svg:y2="0.912cm"><text:p/></draw:line><draw:line text:anchor-type="paragraph" draw:z-index="24" draw:name="Kształt25" draw:style-name="gr4" draw:text-style-name="P8" svg:x1="8.209cm" svg:y1="9.59cm" svg:x2="8.235cm" svg:y2="12.5cm"><text:p/></draw:line><draw:line text:anchor-type="paragraph" draw:z-index="25" draw:name="Kształt26" draw:style-name="gr4" draw:text-style-name="P8" svg:x1="10.405cm" svg:y1="13.056cm" svg:x2="14.347cm" svg:y2="13.056cm"><text:p/></draw:line><draw:line text:anchor-type="paragraph" draw:z-index="26" draw:name="Kształt27" draw:style-name="gr4" draw:text-style-name="P8" svg:x1="14.215cm" svg:y1="13.056cm" svg:x2="14.241cm" svg:y2="19.38cm"><text:p/></draw:line><draw:line text:anchor-type="paragraph" draw:z-index="27" draw:name="Kształt28" draw:style-name="gr4" draw:text-style-name="P8" svg:x1="6.463cm" svg:y1="13.056cm" svg:x2="2.362cm" svg:y2="13.03cm"><text:p/></draw:line><draw:line text:anchor-type="paragraph" draw:z-index="28" draw:name="Kształt29" draw:style-name="gr4" draw:text-style-name="P8" svg:x1="2.361cm" svg:y1="13.056cm" svg:x2="2.282cm" svg:y2="19.089cm"><text:p/></draw:line><draw:frame text:anchor-type="paragraph" draw:z-index="29" draw:name="Kształt30" draw:style-name="gr12" draw:text-style-name="P10" svg:width="3.943cm" svg:height="5.001cm" svg:x="0.192cm" svg:y="1.573cm"><draw:text-box><text:p><text:span text:style-name="T3"><text:s text:c="2"/></text:span><text:span text:style-name="T3">- nr telefonu : string</text:span></text:p></draw:text-box></draw:frame><draw:frame text:anchor-type="paragraph" draw:z-index="30" draw:name="Kształt31" draw:style-name="gr13" draw:text-style-name="P9" svg:width="3.652cm" svg:height="4.922cm" svg:x="6.595cm" svg:y="4.669cm"><draw:text-box><text:p><text:s text:c="2"/><text:span text:style-name="T3">- id_klienta : int PK</text:span></text:p><text:p><text:span text:style-name="T3"><text:s text:c="2"/></text:span><text:span text:style-name="T3">- imię : string</text:span></text:p><text:p><text:span text:style-name="T3"><text:s text:c="2"/></text:span><text:span text:style-name="T3">- nazwisko : string</text:span></text:p><text:p><text:span text:style-name="T3"><text:s text:c="2"/></text:span><text:span text:style-name="T3">- firma : string</text:span></text:p><text:p><text:span text:style-name="T3"><text:s text:c="2"/></text:span><text:span text:style-name="T3">- e-mail : string</text:span></text:p></draw:text-box></draw:frame><draw:frame text:anchor-type="paragraph" draw:z-index="31" draw:name="Kształt32" draw:style-name="gr14" draw:text-style-name="P10" svg:width="3.864cm" svg:height="5.398cm" svg:x="12.231cm" svg:y="1.626cm"><draw:text-box><text:p><text:span text:style-name="T3"><text:s text:c="2"/></text:span><text:span text:style-name="T3">- kraj : string</text:span></text:p><text:p><text:span text:style-name="T3"><text:s text:c="2"/></text:span><text:span text:style-name="T3">- miasto : string</text:span></text:p><text:p><text:span text:style-name="T3"><text:s text:c="2"/></text:span><text:span text:style-name="T3">- kod_pocztowy : string</text:span></text:p><text:p><text:span text:style-name="T3"><text:s text:c="2"/></text:span><text:span text:style-name="T3">- ulica : string</text:span></text:p><text:p><text:span text:style-name="T3"><text:s text:c="2"/></text:span><text:span text:style-name="T3">- nr_domu : int</text:span></text:p><text:p><text:span text:style-name="T3"><text:s text:c="2"/></text:span><text:span text:style-name="T3">- nr_mieszkania: int</text:span></text:p><text:p><text:span text:style-name="T3"><text:s text:c="2"/></text:span><text:span text:style-name="T3">- komentarz : string</text:span></text:p></draw:text-box></draw:frame><draw:frame text:anchor-type="paragraph" draw:z-index="32" draw:name="Kształt33" draw:style-name="gr15" draw:text-style-name="P10" svg:width="3.52cm" svg:height="4.948cm" svg:x="6.675cm" svg:y="13.85cm"><draw:text-box><text:p><text:span text:style-name="T3"><text:s text:c="2"/></text:span><text:span text:style-name="T3">- id_zlecenia : int PK</text:span></text:p><text:p><text:span text:style-name="T3"><text:s text:c="2"/></text:span><text:span text:style-name="T3">- do_kiedy : data</text:span></text:p><text:p><text:span text:style-name="T3"><text:s text:c="2"/></text:span><text:span text:style-name="T3">- zysk : int</text:span></text:p></draw:text-box></draw:frame><draw:frame text:anchor-type="paragraph" draw:z-index="33" draw:name="Kształt34" draw:style-name="gr16" draw:text-style-name="P10" svg:width="4.022cm" svg:height="4.843cm" svg:x="0.245cm" svg:y="20.544cm"><draw:text-box><text:p><text:span text:style-name="T3"><text:s text:c="2"/></text:span><text:span text:style-name="T3">- nazwa : string PK</text:span></text:p><text:p><text:span text:style-name="T3"><text:s text:c="2"/></text:span><text:span text:style-name="T3">- ilość : int</text:span></text:p><text:p><text:span text:style-name="T3"><text:s text:c="2"/></text:span><text:span text:style-name="T3">- cena : int</text:span></text:p></draw:text-box></draw:frame><draw:frame text:anchor-type="paragraph" draw:z-index="34" draw:name="Kształt35" draw:style-name="gr17" draw:text-style-name="P10" svg:width="3.678cm" svg:height="4.419cm" svg:x="12.786cm" svg:y="20.809cm"><draw:text-box><text:p><text:span text:style-name="T3"><text:s text:c="2"/></text:span><text:span text:style-name="T3">- nazwa_firmy : string</text:span></text:p><text:p><text:span text:style-name="T3"><text:s text:c="2"/></text:span><text:span text:style-name="T3">- nr_telefonu : string</text:span></text:p><text:p><text:span text:style-name="T3"><text:s text:c="2"/></text:span><text:span text:style-name="T3">- koszt : int</text:span></text:p></draw:text-box></draw:frame><draw:frame text:anchor-type="paragraph" draw:z-index="35" draw:name="Kształt36" draw:style-name="gr18" draw:text-style-name="P9" svg:width="0.424cm" svg:height="0.489cm" svg:x="5.801cm" svg:y="3.478cm"><draw:text-box><text:p text:style-name="P8">1</text:p></draw:text-box></draw:frame><draw:frame text:anchor-type="paragraph" draw:z-index="36" draw:name="Kształt37" draw:style-name="gr19" draw:text-style-name="P9" svg:width="1.324cm" svg:height="0.503cm" svg:x="4.558cm" svg:y="0.356cm"><draw:text-box><text:p text:style-name="P8">1...*</text:p></draw:text-box></draw:frame><draw:frame text:anchor-type="paragraph" draw:z-index="37" draw:name="Kształt38" draw:style-name="gr19" draw:text-style-name="P9" svg:width="0.9cm" svg:height="0.503cm" svg:x="10.908cm" svg:y="0.409cm"><draw:text-box><text:p text:style-name="P8">1...*</text:p></draw:text-box></draw:frame><draw:frame text:anchor-type="paragraph" draw:z-index="38" draw:name="Kształt39" draw:style-name="gr18" draw:text-style-name="P9" svg:width="0.345cm" svg:height="0.489cm" svg:x="10.59cm" svg:y="3.505cm"><draw:text-box><text:p text:style-name="P8">1</text:p></draw:text-box></draw:frame><draw:frame text:anchor-type="paragraph" draw:z-index="39" draw:name="Kształt40" draw:style-name="gr20" draw:text-style-name="P9" svg:width="0.503cm" svg:height="0.53cm" svg:x="8.368cm" svg:y="9.723cm"><draw:text-box><text:p>1</text:p></draw:text-box></draw:frame><draw:frame text:anchor-type="paragraph" draw:z-index="40" draw:name="Kształt41" draw:style-name="gr21" draw:text-style-name="P9" svg:width="1.562cm" svg:height="0.583cm" svg:x="8.421cm" svg:y="11.919cm"><draw:text-box><text:p>1...*</text:p></draw:text-box></draw:frame><draw:frame text:anchor-type="paragraph" draw:z-index="41" draw:name="Kształt42" draw:style-name="gr18" draw:text-style-name="P9" svg:width="1.35cm" svg:height="0.489cm" svg:x="4.875cm" svg:y="12.501cm"><draw:text-box><text:p text:style-name="P11">1...*</text:p></draw:text-box></draw:frame><draw:frame text:anchor-type="paragraph" draw:z-index="42" draw:name="Kształt43" draw:style-name="gr18" draw:text-style-name="P9" svg:width="1.033cm" svg:height="0.489cm" svg:x="1.065cm" svg:y="18.48cm"><draw:text-box><text:p text:style-name="P11">1...*</text:p></draw:text-box></draw:frame><draw:frame text:anchor-type="paragraph" draw:z-index="44" draw:name="Kształt45" draw:style-name="gr19" draw:text-style-name="P9" svg:width="0.345cm" svg:height="0.503cm" svg:x="14.4cm" svg:y="18.877cm"><draw:text-box><text:p>1</text:p></draw:text-box></draw:frame><text:soft-pag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43" draw:name="Kształt44" draw:style-name="gr18" draw:text-style-name="P9" svg:width="1.086cm" svg:height="0.489cm" svg:x="10.537cm" svg:y="0.303cm"><draw:text-box><text:p>1...*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1:50:47.138649567</meta:creation-date>
    <dc:date>2019-01-10T15:55:17.748717279</dc:date>
    <meta:editing-duration>PT3H59M5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9" meta:word-count="204" meta:character-count="1492" meta:non-whitespace-character-count="1287"/>
  </office:meta>
</office:document-meta>
</file>